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Footnote">
      <style:text-properties fo:font-style="italic" style:font-style-asian="italic" style:font-style-complex="italic"/>
    </style:style>
    <style:style style:name="P12" style:family="paragraph" style:parent-style-name="Footnote">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18" style:family="paragraph" style:parent-style-name="Standard">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19" style:family="paragraph" style:parent-style-name="Standard" style:list-style-name="L2">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 conciencia Cinematográfica y la realidad social en el tercer Mundo</text:p>
      <text:p text:style-name="P5">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Ensayo final</text:p>
      <text:p text:style-name="P3"/>
      <text:p text:style-name="P3"/>
      <text:p text:style-name="P18">Es preciso estar atento y fuerte</text:p>
      <text:p text:style-name="P18">No tenemos tiempo de temer la muerte...</text:p>
      <text:p text:style-name="P18">Es preciso estar atento y fuerte</text:p>
      <text:p text:style-name="P18">No tenemos tiempo de temer la muerte...</text:p>
      <text:p text:style-name="P18"/>
      <text:p text:style-name="P18"><text:tab/>Perdone , camarada -dice un chica con un cámara en el hombro-, que le interrumpa en su lucha de clases, tan importante...</text:p>
      <text:p text:style-name="P18">pero, ¿la dirección del cine político?</text:p>
      <text:p text:style-name="P18"/>
      <text:p text:style-name="P18">Por allí -dice Rocha, señalando a su derecha- es el cine desconocido el cine de aventura.</text:p>
      <text:list xml:id="list891066355" text:style-name="L2">
        <text:list-item>
          <text:list>
            <text:list-header>
              <text:p text:style-name="P19">Por aquí -señalando a su izquierda- es el cine del Tercer Mundo, es un cine peligroso, divino y maravilloso.</text:p>
              <text:p text:style-name="P19"/>
            </text:list-header>
          </text:list>
        </text:list-item>
      </text:list>
      <text:p text:style-name="P18">Es preciso estar atento y fuerte</text:p>
      <text:p text:style-name="P18">No tenemos tiempo de temer la muerte.</text:p>
      <text:p text:style-name="P18"/>
      <text:p text:style-name="P18">Glauber Rocha en Viento del Este, 1969 de Jean-Luc Godard.<text:note text:id="ftn24" text:note-class="footnote"><text:note-citation>1</text:note-citation><text:note-body><text:p text:style-name="Footnote">Glauber Rocha en Viento del Este, 1969 de Jean-Luc Godard. Fuente: <text:a xlink:type="simple" xlink:href="http://youtu.be/oJZPb6Wx7Wk">http://youtu.be/oJZPb6Wx7Wk</text:a></text:p></text:note-body></text:note></text:p>
      <text:p text:style-name="P3"/>
      <text:p text:style-name="P3"/>
      <text:p text:style-name="P6"><text:tab/>Nos proponemos en las siguientes lineas explorar la <text:span text:style-name="T2">conciencia cinematográfica</text:span> como conciencia autónoma, separada y diferente de la conciencia humana, <text:span text:style-name="T2">conciencia </text:span>más cercana a la actividad y posibilidad técnica del cine como arte, como expresión de imágenes-movimiento o como <text:span text:style-name="T2">conciencia-cámara</text:span>. En segundo lugar <text:span text:style-name="T2">la toma de conciencia, </text:span>la conquista de la conciencia como hecho emancipador del oprimido, el cine del tercer mundo, el cine peligroso, divino y maravilloso,<text:span text:style-name="T2"> </text:span>como propone <text:span text:style-name="T2">Rocha </text:span>cuando<text:span text:style-name="T2"> </text:span>encuadrado por <text:span text:style-name="T2">Godard </text:span>en <text:span text:style-name="T2">Viento del </text:span>Este.<text:span text:style-name="T2"> </text:span>Un cine donde falta un pueblo, un cine del hambre y la violencia. Un cine fallido y cancelado en su proyecto de explosión de la conciencia como razona <text:span text:style-name="T2">Deleuze.</text:span></text:p>
      <text:p text:style-name="P6"/>
      <text:p text:style-name="P6"><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4"/>
      <text:p text:style-name="P9"><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text:soft-page-break/>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1" text:note-class="footnote"><text:note-citation>2</text:note-citation><text:note-body><text:p text:style-name="Footnote">La imgen-movimiento. <text:span text:style-name="T2">Gilles Deleuze. </text:span>pag38</text:p></text:note-body></text:note></text:p>
      <text:p text:style-name="P6"/>
      <text:p text:style-name="P6"><text:tab/>Compleja afirmación de <text:span text:style-name="T2">Deleuze</text:span>, intentemos acercarnos desde un concepto simple d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sus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6"/>
      <text:p text:style-name="P6"><text:tab/>Es muy fácil pensar que la conciencia de que hablamos es la nuestra o solo la nuestra, nuestra conciencia humana, pero no olvidemos en ningún momento la siguiente sentencia: <text:span text:style-name="T2">“...la única conciencia cinematográfica no somos nosotros, los espectadores, ni el protagonista: es la cámara, a veces humana, a veces inhumana o sobrehumana...”.</text:span></text:p>
      <text:p text:style-name="P6"><text:span text:style-name="T2"/></text:p>
      <text:p text:style-name="P6"><text:span text:style-name="T2"><text:tab/></text:span>La conciencia humana es la imagen como realidad psíquica interior, es la subjetividad que se opone a la objetividad como movimiento físico en el mundo exterior: <text:span text:style-name="T2">“...Hemos observado que la percepción era doble, o, mejor dicho, que tenía una doble referencia: puede ser objetiva o subjetiva. Pero la dificultad está en saber de qué manera se presentan en el cine una imagen-percepción objetiva y una imagen-percepcíón subjetiva...</text:span>”.</text:p>
      <text:p text:style-name="P6"/>
      <text:p text:style-name="P6"><text:tab/>En el cine la percepción puede ser objetiva o subjetiva, es subjetiva cuando: <text:span text:style-name="T2">“...Se podría decir que la imagen-subjetiva es la cosa vista por alguien «cualificado», o el conjunto tal como lo ve alguien que forma parte de ese conjunto...”</text:span>, y aunque provisionalmente y con limitaciones aclara <text:span text:style-name="T2">Deleuze</text:span> la imagen es objetiva: <text:span text:style-name="T2">“...la imagen es objetiva cuando la cosa o el conjunto son vistos desde el punto de vista de alguien exterior a ese conjunto...”. </text:span>Son definiciones nominales y provisionales porque con facilidad se pasa de una a la otra. <text:span text:style-name="T2">Deleuze </text:span>destaca la concepción de subjetividad y objetividad que presenta <text:span text:style-name="T2">Pasolini</text:span>:<text:span text:style-name="T2"> “...Se puede decir que una imagen-percepción subjetiva es un discurso directo; y, de una manera más complicada, que una imagen-percepción objetiva es como un discurso indirecto (el espectador ve al personaje de tal manera que, tarde o temprano, pueda enunciar lo que éste supuestamente ve)...”.</text:span><text:span text:style-name="T2"><text:note text:id="ftn23" text:note-class="footnote"><text:note-citation>3</text:note-citation><text:note-body><text:p text:style-name="Footnote">Ibid. pag112</text:p></text:note-body></text:note></text:span></text:p>
      <text:p text:style-name="P6"><text:span text:style-name="T2"/></text:p>
      <text:p text:style-name="P6"><text:soft-page-break/><text:span text:style-name="T2"><text:tab/></text:span>Identifiquemos la conciencia en lo siguiente: <text:span text:style-name="T2">“...Un personaje actúa sobre la pantalla y se supone que ve el mundo de una cierta manera. Pero al mismo tiempo la cámara lo ve, y ve su mundo, desde otro punto de vista, que piensa, refleja y transforma el punto de vista del personaje...”. </text:span>¿conciencia del personaje que actúa? Sí, no es difícil reconocer una conciencia en el personaje del <text:span text:style-name="T2">film </text:span>un personaje con deseos, creencias, etc. ¿conciencia de la cámara? La cámara puede escapar de la percepción natural, de la sujeción del personaje y mostrarlo con la conciencia-cámara: <text:span text:style-name="T2">“...Ya no nos encontramos ante unas imágenes objetivas o subjetivas -escribe Deleuze-; estamos apresados en una correlación entre una imagen-percepción y una conciencia-cámara que la transforma (por tanto, ya no es cuestión de saber si la imagen era objetiva o subjetiva). Se trata de un cine muy especial que ha tomado afición a «hacer sentir la cámara»...”. </text:span>La <text:span text:style-name="T2">conciencia-cámara</text:span> consigue la autonomía el escape de la percepción natural de la que el personaje del <text:span text:style-name="T2">film </text:span>no puede escapar.</text:p>
      <text:p text:style-name="P4"/>
      <text:p text:style-name="P6"><text:tab/>Propongamos lo siguiente: el cambio del plano cambia la conciencia. Recordemos las vistas aéreas en el <text:span text:style-name="T2">film</text:span> <text:span text:style-name="T2">Los Pajaros</text:span><text:span text:style-name="T2"><text:note text:id="ftn2" text:note-class="footnote"><text:note-citation>4</text:note-citation><text:note-body><text:p text:style-name="Footnote">The Birds (1963), </text:p></text:note-body></text:note></text:span> de <text:span text:style-name="T2">Alfred Hitchcokc, </text:span>la escena de la explosión de la gasolinera<text:span text:style-name="T2"><text:note text:id="ftn3" text:note-class="footnote"><text:note-citation>5</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s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6"/>
      <text:p text:style-name="P6"><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4" text:note-class="footnote"><text:note-citation>6</text:note-citation><text:note-body><text:p text:style-name="Footnote">La imgen-movimiento. <text:span text:style-name="T2">Gilles Deleuze. </text:span>pag39</text:p></text:note-body></text:note></text:p>
      <text:p text:style-name="P6"/>
      <text:p text:style-name="P6"><text:tab/>Otra acepción de <text:span text:style-name="T2">conciencia </text:span>esta más relacionada con la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6"/>
      <text:p text:style-name="P8"><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5" text:note-class="footnote"><text:note-citation>7</text:note-citation><text:note-body><text:p text:style-name="Footnote">ibid</text:p></text:note-body></text:note> </text:p>
      <text:p text:style-name="P6"/>
      <text:p text:style-name="P6"><text:tab/>Serguéi Eisenstein<text:note text:id="ftn6" text:note-class="footnote"><text:note-citation>8</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text:soft-page-break/>montaje intelectual o de conciencia, montaje de oposición y montaje de saltos cualitativos. Que no se encuentran en la escuela Norte Americana.</text:p>
      <text:p text:style-name="P6"/>
      <text:p text:style-name="P6"><text:tab/>Otro autor soviético <text:span text:style-name="T2">Vsévolod</text:span> <text:span text:style-name="T2">Pudovkin</text:span><text:span text:style-name="T2"><text:note text:id="ftn7" text:note-class="footnote"><text:note-citation>9</text:note-citation><text:note-body><text:p text:style-name="P12">“...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8" text:note-class="footnote"><text:note-citation>10</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9" text:note-class="footnote"><text:note-citation>11</text:note-citation><text:note-body><text:p text:style-name="Footnote">La imgen-movimiento. <text:span text:style-name="T2">Gilles Deleuze.</text:span></text:p></text:note-body></text:note></text:p>
      <text:p text:style-name="P6"/>
      <text:p text:style-name="P6"><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0" text:note-class="footnote"><text:note-citation>12</text:note-citation><text:note-body><text:p text:style-name="P11">Estetica del Hambre (1965), Glauber Rocha.</text:p></text:note-body></text:note></text:span></text:p>
      <text:p text:style-name="P4"/>
      <text:p text:style-name="P6"><text:span text:style-name="T2"><text:tab/></text:span>¿de que violencia hablamos?, continua<text:span text:style-name="T2"> Rocha: “...el Cinema Novo, en el campo internacional, no pidió nada, sino que impuso la violencia de sus imágenes y sus sonidos en </text:span></text:p>
      <text:p text:style-name="P6"><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horror, la fuerza de la cultura que él explota. Mientras no levanta las armas, el colonizado es un esclavo: fue necesario un primer policía muerto para que el francés viera un argelino....”</text:span><text:span text:style-name="T2"><text:note text:id="ftn11" text:note-class="footnote"><text:note-citation>13</text:note-citation><text:note-body><text:p text:style-name="Footnote">ibid</text:p></text:note-body></text:note></text:span></text:p>
      <text:p text:style-name="P6"/>
      <text:p text:style-name="P6"><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4"/>
      <text:p text:style-name="P6"><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4</text:note-citation><text:note-body><text:p text:style-name="Footnote">El cine de las historias de la revolución (2002), Octavio Getino y Susana Velleggia.</text:p></text:note-body></text:note></text:span></text:p>
      <text:p text:style-name="P4"/>
      <text:p text:style-name="P6"><text:soft-page-break/><text:span text:style-name="T2"><text:tab/></text:span>El proyecto de <text:span text:style-name="T2">Glauber Rocha</text:span><text:span text:style-name="T2"><text:note text:id="ftn13" text:note-class="footnote"><text:note-citation>15</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14" text:note-class="footnote"><text:note-citation>16</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6"/>
      <text:p text:style-name="P6"><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6"/>
      <text:p text:style-name="P9"><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5" text:note-class="footnote"><text:note-citation>17</text:note-citation><text:note-body><text:p text:style-name="P11">Estetica del Hambre (1965), Glauber Rocha.</text:p></text:note-body></text:note></text:p>
      <text:p text:style-name="P6"/>
      <text:p text:style-name="P6"><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6"/>
      <text:p text:style-name="P8"><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6" text:note-class="footnote"><text:note-citation>18</text:note-citation><text:note-body><text:p text:style-name="P11">ibid</text:p></text:note-body></text:note></text:span></text:p>
      <text:p text:style-name="P4"/>
      <text:p text:style-name="P4"><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
      <text:p text:style-name="P4"><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text:span><text:soft-page-break/><text:span text:style-name="T3">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4"/>
      <text:p text:style-name="P9"><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9"/>
      <text:p text:style-name="P10"><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
      <text:p text:style-name="P4"><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tab/></text:p>
      <text:p text:style-name="P4"><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
      <text:p text:style-name="P4"><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potencia superior. .. De todas maneras, la conciencia es lo patético, el paso de la Naturaleza <text:soft-page-break/>al hombre y la cualidad que nace del pasaje cumplido. Es a la vez la toma de conciencia y la conciencia alcanzada, la conciencia revolucionaria alcanzada <text:note text:id="ftn17" text:note-class="footnote"><text:note-citation>19</text:note-citation><text:note-body><text:p text:style-name="Footnote">pag59</text:p></text:note-body></text:note>...”</text:p>
      <text:p text:style-name="P6"/>
      <text:p text:style-name="P4"><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
      <text:p text:style-name="P4"><text:span text:style-name="T3"><text:tab/></text:span>Deleuze<text:span text:style-name="T3"> en </text:span>Imagen-tiempo<text:note text:id="ftn18" text:note-class="footnote"><text:note-citation>20</text:note-citation><text:note-body><text:p text:style-name="P11">La imagen-tiempo, estudios sobre cine 2. Guilles Deleuze. </text:p></text:note-body></text:note> <text:span text:style-name="T3">dedica algunas paginas al cine político: “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pan text:style-name="T3">vez es un proceso de toma de conciencia que hace que el pueblo tenga ya una existencia virtual en trance de actualización...”</text:span></text:p>
      <text:p text:style-name="P6"/>
      <text:p text:style-name="P6"><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p>
      <text:p text:style-name="P6"/>
      <text:p text:style-name="P4"><text:span text:style-name="T3"><text:tab/>Sigue un frase sorprendente sobre la posibilidad del cine político en donde lo que falta es el pueblo: “...si hubiera un cine político moderno, sería sobre la base: el pueblo ya no existe, o no existe todavía... «el pueblo falta». ... no dirigirse a un pueblo supuesto, ya ahí, sino contribuir a la invención de un pueblo ”</text:span><text:span text:style-name="T3"><text:note text:id="ftn19" text:note-class="footnote"><text:note-citation>21</text:note-citation><text:note-body><text:p text:style-name="Footnote">Imagen-tiempo. <text:span text:style-name="T2">Gilles Deleuze. </text:span>pag287-288</text:p></text:note-body></text:note></text:span><text:span text:style-name="T3">.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relación al cine mundial...<text:span text:style-name="T3">” </text:span></text:p>
      <text:p text:style-name="P6"/>
      <text:p text:style-name="P4"><text:span text:style-name="T3"><text:tab/>El creador del tercer mundo se encuentra con la colonización cinematografía extrajera, <text:s/>con la imposibilidad de escribir en la lengua del dominante, la histeria en palabras de </text:span>Glauber Rocha: <text:span text:style-name="T3">“...un público frecuentemente analfabeto, cebado por las series americanas, egipcias o hindúes, films de karate ... imposibilidad de no «escribir», imposibilidad de escribir en la lengua dominante, imposibilidad de escribir de otra manera ...”</text:span><text:span text:style-name="T3"><text:note text:id="ftn20" text:note-class="footnote"><text:note-citation>22</text:note-citation><text:note-body><text:p text:style-name="Footnote">Ibid, pag288</text:p></text:note-body></text:note></text:span><text:span text:style-name="T3">. </text:span></text:p>
      <text:p text:style-name="P6"/>
      <text:p text:style-name="P6"><text:tab/>Pero la conquista de la conciencia no es posible, la contribución del autor de cine político antes que conseguir la conciencia en el pueblo es la constitución del pueblo, que aun no existe: <text:span text:style-name="T2">“...pero también porque el pueblo falta, el autor está en situación de producir enunciados ya colectivos, que son como los gérmenes del pueblo que vendrá y cuyo alcance político es inmediato e inevitable...”. </text:span>La manera de hacerlo es con la <text:span text:style-name="T2">fabulación</text:span>:<text:span text:style-name="T2"> “... Al autor le queda la posibilidad de procurarse «intercesores», es decir, tomar personajes reales y no ficticios, pero poniéndolos en estado de «ficcionar», de «leyendar», de «fabular»...”.</text:span><text:span text:style-name="T2"><text:note text:id="ftn22" text:note-class="footnote"><text:note-citation>23</text:note-citation><text:note-body><text:p text:style-name="Footnote">Ibid. pag293</text:p></text:note-body></text:note></text:span></text:p>
      <text:p text:style-name="P6"><text:soft-page-break/><text:span text:style-name="T2"/></text:p>
      <text:p text:style-name="P6"><text:tab/>Continua <text:span text:style-name="T2">Deleuze: </text:span>“...Su crítica interna primero revelaría bajo el mito un actual vivído que sería como lo intolerabIe, lo ínvivible, la imposibilidad de vivir ahora en «esta» sociedad (Dios y el diablo en la tierra del sol, Tierra em transe); se trataba después de arrancar a lo invivible un acto de habla que no se podría hacer callar, un acto de fabulación que no sería un retorno al mito sino una producción de enunciados colectivos capaz de elevar la miseria a una extraña positividad, la <text:span text:style-name="T2">invención de un pueblo</text:span><text:span text:style-name="T2"><text:note text:id="ftn0" text:note-class="footnote"><text:note-citation>24</text:note-citation><text:note-body><text:p text:style-name="Footnote">Ibid. pag294</text:p></text:note-body></text:note></text:span><text:span text:style-name="T2">...”</text:span></text:p>
      <text:p text:style-name="P4"><text:span text:style-name="T3"/></text:p>
      <text:p text:style-name="P4"><text:tab/><text:span text:style-name="T3">La violencia de la cultura del hambre es reacción a la violencia del colono, pero esta confrontación de opuestos no consigue conquistar la conciencia, asegura </text:span>Deleuze<text:span text:style-name="T3">: </text:span>“...en la obra de Glauber Rocha, los mitos del pueblo, profetismo y bandidismo, son el envés arcaico de la violencia capitalista, como si el pueblo volviera y redoblara contra sí mismo, en una necesidad de adoración, la violencia que él sufre por otra parte (Dios y el diablo en la tierra del sol). La toma de conciencia está descalificada, bien sea porque se cumple en el aire como entre los intelectuales, bien sea porque está comprimida en un hueco como en Antonio das Martes, apta únicamente para captar la yuxtaposición de las dos violencias y la continuación de una por la otra.<text:note text:id="ftn21" text:note-class="footnote"><text:note-citation>25</text:note-citation><text:note-body><text:p text:style-name="Footnote">Ibid, pag289</text:p></text:note-body></text:note>...”.</text:p>
      <text:p text:style-name="P6"/>
      <text:p text:style-name="P6"><text:tab/>Pero el cine político no es estéril aunque falle en conseguir la explosión<text:span text:style-name="T2"> de la conciencia</text:span>, para <text:span text:style-name="T2">Deleuze </text:span>queda un cine de agitación: <text:span text:style-name="T2">“...¿Qué queda entonces? El más grande cine «de agitación» que se haya hecho nunca: la agitación ya no emana de una toma de conciencia, sino que consiste en «poner todo en trance», el pueblo y sus amos, y la cámara misma, empujar todo a la aberración, para comunicar las violencias entre sí tanto como para hacer pasar el asunto privado a lo político, y el asunto político a lo privado (Tierra em transe). De ahí el singular aspecto que asume en Rocha la crítica del mito: no se trata de analizar el mito para descubrir su sentido o su estructura arcaicos, sino de referir el mito arcaico al estado de las pulsiones en una sociedad perfectamente actual, el hambre, la sed, la sexualidad, la potencia, la muerte, la adoración...”</text:span>.</text:p>
      <text:p text:style-name="P6"/>
      <text:p text:style-name="P17">Índice de palabras</text:p>
      <text:p text:style-name="P17"/>
      <text:list xml:id="list1404559853" text:style-name="L1">
        <text:list-item>
          <text:p text:style-name="P16">conciencia, 11, 24,25, 39, 59, 60, 61,62, 87,88,90, 93, 94, 114, 121, 277, 287</text:p>
        </text:list-item>
        <text:list-item>
          <text:p text:style-name="P16">conciencia cinematográfica, 38</text:p>
        </text:list-item>
        <text:list-item>
          <text:p text:style-name="P16">conciencia intencional 88</text:p>
        </text:list-item>
        <text:list-item>
          <text:p text:style-name="P16">conciencia-camara 113, 114, 116, 128</text:p>
        </text:list-item>
        <text:list-item>
          <text:p text:style-name="P16">conciencia reflexiva (cogito propiamente humano) 113</text:p>
        </text:list-item>
        <text:list-item>
          <text:p text:style-name="P16">conciencia poética 114</text:p>
        </text:list-item>
        <text:list-item>
          <text:p text:style-name="P16">conciencia ética 115</text:p>
        </text:list-item>
        <text:list-item>
          <text:p text:style-name="P16">conciencia estética 1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7T10:44:17</dc:date>
    <meta:editing-duration>P2DT1H35M7S</meta:editing-duration>
    <meta:editing-cycles>21</meta:editing-cycles>
    <meta:generator>LibreOffice/3.5$Linux_X86_64 LibreOffice_project/350m1$Build-2</meta:generator>
    <meta:document-statistic meta:table-count="0" meta:image-count="0" meta:object-count="0" meta:page-count="8" meta:paragraph-count="91" meta:word-count="4229" meta:character-count="26118" meta:non-whitespace-character-count="21909"/>
  </office:meta>
</office:document-meta>
</file>